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style:font-name="Liberation Mono" fo:font-size="10pt" style:text-underline-style="none" style:font-size-asian="10pt" style:font-size-complex="10pt"/>
    </style:style>
    <style:style style:name="P3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color="#000000" style:font-name="Liberation Serif" fo:font-size="12pt" style:text-underline-style="none" style:font-size-asian="12pt" style:font-size-complex="12pt"/>
    </style:style>
    <style:style style:name="P4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5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fo:color="#000000" style:text-underline-style="none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fo:color="#000000" style:font-name="Liberation Serif" fo:font-size="12pt" style:text-underline-style="none" style:font-size-asian="12pt" style:font-size-complex="12pt"/>
    </style:style>
    <style:style style:name="P8" style:family="paragraph" style:parent-style-name="Text_20_body" style:list-style-name="WWNum2">
      <style:paragraph-properties fo:text-align="justify" style:justify-single-word="false"/>
      <style:text-properties fo:color="#000000" style:text-underline-style="none"/>
    </style:style>
    <style:style style:name="P9" style:family="paragraph" style:parent-style-name="Text_20_body" style:list-style-name="WWNum2">
      <style:paragraph-properties fo:margin-top="0cm" fo:margin-bottom="0.247cm" loext:contextual-spacing="false" fo:text-align="justify" style:justify-single-word="false"/>
      <style:text-properties officeooo:rsid="0010e454" officeooo:paragraph-rsid="0010e454"/>
    </style:style>
    <style:style style:name="P10" style:family="paragraph" style:parent-style-name="Text_20_body" style:list-style-name="WWNum2">
      <style:paragraph-properties fo:margin-top="0cm" fo:margin-bottom="0.247cm" loext:contextual-spacing="false" fo:text-align="justify" style:justify-single-word="false"/>
      <style:text-properties officeooo:rsid="00118235" officeooo:paragraph-rsid="00118235"/>
    </style:style>
    <style:style style:name="P11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rsid="0015cf24" officeooo:paragraph-rsid="0015cf24"/>
    </style:style>
    <style:style style:name="P13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14" style:family="paragraph" style:parent-style-name="Heading_20_1" style:list-style-name="WWNum1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0c8da3"/>
    </style:style>
    <style:style style:name="T3" style:family="text">
      <style:text-properties fo:color="#000000" style:text-underline-style="none" officeooo:rsid="000fe805"/>
    </style:style>
    <style:style style:name="T4" style:family="text">
      <style:text-properties fo:color="#000000" style:text-underline-style="none" officeooo:rsid="0010e454"/>
    </style:style>
    <style:style style:name="T5" style:family="text">
      <style:text-properties officeooo:rsid="0010e454"/>
    </style:style>
    <style:style style:name="T6" style:family="text">
      <style:text-properties officeooo:rsid="00118235"/>
    </style:style>
    <style:style style:name="T7" style:family="text">
      <style:text-properties officeooo:rsid="0012183a"/>
    </style:style>
    <style:style style:name="T8" style:family="text">
      <style:text-properties officeooo:rsid="0013fa39"/>
    </style:style>
    <style:style style:name="T9" style:family="text">
      <style:text-properties officeooo:rsid="0015cf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24241000" text:style-name="WWNum1">
        <text:list-item>
          <text:h text:style-name="P14" text:outline-level="1">Lista de exercícios: ARM</text:h>
        </text:list-item>
      </text:list>
      <text:p text:style-name="P1"/>
      <text:list xml:id="list643228143" text:style-name="WWNum2">
        <text:list-item>
          <text:p text:style-name="P6">Considere a seguinte configuração da memória em um dado instante:</text:p>
        </text:list-item>
      </text:list>
      <text:p text:style-name="P2">r0=0x000001a0</text:p>
      <text:p text:style-name="P2">r1=0x00000904</text:p>
      <text:p text:style-name="P2">mem32[0x00000904]=0x10101020</text:p>
      <text:p text:style-name="P2">mem32[0x00000908]=0x10101028</text:p>
      <text:p text:style-name="P2">mem32[0x0000090c]=0x20202010</text:p>
      <text:p text:style-name="P3">Mostre qual o valor dos registradores r0 e r1 após as seguintes instruções:</text:p>
      <text:list xml:id="list141939073411740" text:continue-numbering="true" text:style-name="WWNum2">
        <text:list-item>
          <text:list>
            <text:list-item>
              <text:p text:style-name="P7">LDR r0,[r1,#4]! (preindex com writeback)</text:p>
            </text:list-item>
            <text:list-item>
              <text:p text:style-name="P7">LDR r0,[r1,#8] (preindex)</text:p>
            </text:list-item>
            <text:list-item>
              <text:p text:style-name="P7">LDR r0,[r1],#8 (postindex)</text:p>
            </text:list-item>
          </text:list>
        </text:list-item>
        <text:list-item>
          <text:p text:style-name="P8">Considere a seguinte configuração da memória em um dado instante:</text:p>
        </text:list-item>
      </text:list>
      <text:p text:style-name="P2">r1=0x00000904</text:p>
      <text:p text:style-name="P2">r2=0x00000001</text:p>
      <text:p text:style-name="P2">mem32[0x00000904]=0x00000001</text:p>
      <text:p text:style-name="P11"><text:span text:style-name="T3">D</text:span><text:span text:style-name="T2">efina q</text:span><text:span text:style-name="T1">ual o valor de r4 ao final de:</text:span></text:p>
      <text:p text:style-name="P12"><text:span text:style-name="T1">Obs.: a arquitetura ARM permite que todas as instruções sejam executadas condicionalmente, para isso basta colocar um sufixo ao final do opcode da operação.</text:span></text:p>
      <text:p text:style-name="P12"><text:span text:style-name="T1">EQ → Equal to zero: executa se o bit Z da ULA está ativo</text:span></text:p>
      <text:p text:style-name="P12"><text:span text:style-name="T1">NE → Not Equal to zero: executa se o bit Z da ULA não está ativo</text:span></text:p>
      <text:list xml:id="list141938346166436" text:continue-numbering="true" text:style-name="WWNum2">
        <text:list-item>
          <text:list>
            <text:list-item>
              <text:p text:style-name="P8"/>
            </text:list-item>
          </text:list>
        </text:list-item>
      </text:list>
      <text:p text:style-name="P4"><text:span text:style-name="T1">LDR </text:span><text:bookmark-start text:name="__DdeLink__5_2433137792"/><text:span text:style-name="T1">r0,[r1,#0]</text:span></text:p>
      <text:p text:style-name="P5">SUB<text:span text:style-name="T8">S</text:span> r3, r0,r2</text:p>
      <text:p text:style-name="P5">ADD r4, r0,r2</text:p>
      <text:p text:style-name="P4"><text:bookmark-end text:name="__DdeLink__5_2433137792"/><text:span text:style-name="T1">MUL</text:span><text:span text:style-name="T2">N</text:span><text:span text:style-name="T1">E r4,r3, r2</text:span></text:p>
      <text:list xml:id="list141938898113796" text:continue-numbering="true" text:style-name="WWNum2">
        <text:list-item>
          <text:list>
            <text:list-item>
              <text:p text:style-name="P8"/>
            </text:list-item>
          </text:list>
        </text:list-item>
      </text:list>
      <text:p text:style-name="P5">LDR r0,[r1,#0]</text:p>
      <text:p text:style-name="P5">SUB<text:span text:style-name="T8">S</text:span> r3, r0,r2</text:p>
      <text:p text:style-name="P5">ADD<text:span text:style-name="T5">EQ</text:span> r4, r0,r2</text:p>
      <text:p text:style-name="P4"><text:span text:style-name="T1">MUL</text:span><text:span text:style-name="T2">EQ</text:span><text:span text:style-name="T1"> r4,r</text:span><text:span text:style-name="T4">4</text:span><text:span text:style-name="T1">, r2</text:span></text:p>
      <text:p text:style-name="P4"><text:span text:style-name="T1"/></text:p>
      <text:list xml:id="list141938130252242" text:continue-numbering="true" text:style-name="WWNum2">
        <text:list-item>
          <text:p text:style-name="P9"><text:soft-page-break/>Considerando um pipeline de 5 estágios, mostre as etapas de execução do seguinte código:</text:p>
          <text:p text:style-name="P10">Obs.: Considere que todos os estágios sejam executados em 1 ciclo de clock <text:span text:style-name="T9">e que os condicionais “GT” e “LT” se referem a “Greater than” e “Lower than” e operam no segundo e terceiro operandos</text:span></text:p>
          <text:p text:style-name="P9"><text:span text:style-name="T6">1 </text:span>LDR r0,[r1,#0]</text:p>
          <text:p text:style-name="P9"><text:span text:style-name="T6">2 </text:span>LDR r2,[r1,#4]</text:p>
          <text:p text:style-name="P9"><text:span text:style-name="T6">3 </text:span>ADD r3,r0,r2</text:p>
          <text:p text:style-name="P9"><text:span text:style-name="T6">4 </text:span>SUBGT r4,r0,r2</text:p>
          <text:p text:style-name="P9"><text:span text:style-name="T6">5 </text:span>SUBLT r4,r<text:span text:style-name="T7">0</text:span>,r2</text:p>
          <text:p text:style-name="P9">Quando:</text:p>
          <text:list>
            <text:list-item>
              <text:p text:style-name="P9">0(r1)&gt;4(r1)</text:p>
            </text:list-item>
            <text:list-item>
              <text:p text:style-name="P9">0(r1)&lt;4(r1)</text:p>
            </text:list-item>
            <text:list-item>
              <text:p text:style-name="P9">0(r1)=4(r1)</text:p>
            </text:list-item>
          </text:list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4:19:49</meta:creation-date>
    <dc:language>pt-BR</dc:language>
    <dc:date>2017-11-16T14:19:37.715000000</dc:date>
    <meta:editing-cycles>9</meta:editing-cycles>
    <meta:editing-duration>PT57M48S</meta:editing-duration>
    <meta:generator>LibreOffice/5.3.3.2$Windows_x86 LibreOffice_project/3d9a8b4b4e538a85e0782bd6c2d430bafe583448</meta:generator>
    <meta:document-statistic meta:table-count="0" meta:image-count="0" meta:object-count="0" meta:page-count="2" meta:paragraph-count="40" meta:word-count="220" meta:character-count="1332" meta:non-whitespace-character-count="1161"/>
  </office:meta>
</office:document-meta>
</file>